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8.461cm" fo:margin-left="0cm" fo:margin-top="0cm" fo:margin-bottom="0cm" table:align="left" style:writing-mode="lr-tb"/>
    </style:style>
    <style:style style:name="Таблица1.A" style:family="table-column">
      <style:table-column-properties style:column-width="7.108cm"/>
    </style:style>
    <style:style style:name="Таблица1.B" style:family="table-column">
      <style:table-column-properties style:column-width="5.198cm"/>
    </style:style>
    <style:style style:name="Таблица1.C" style:family="table-column">
      <style:table-column-properties style:column-width="6.15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ing_20_3">
      <loext:graphic-properties draw:fill="solid" draw:fill-color="#ffffff"/>
      <style:paragraph-properties fo:text-align="start" style:justify-single-word="false" fo:background-color="#ffffff"/>
      <style:text-properties fo:font-size="14pt" fo:font-weight="normal" officeooo:rsid="0007c419" officeooo:paragraph-rsid="0007c419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7c419"/>
    </style:style>
    <style:style style:name="P3" style:family="paragraph" style:parent-style-name="Standard">
      <style:paragraph-properties fo:text-align="center" style:justify-single-word="false"/>
      <style:text-properties officeooo:paragraph-rsid="0007c419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07c419"/>
    </style:style>
    <style:style style:name="P5" style:family="paragraph" style:parent-style-name="Standard">
      <style:paragraph-properties fo:margin-left="0cm" fo:margin-right="1.249cm" fo:orphans="0" fo:widows="0" fo:text-indent="1.251cm" style:auto-text-indent="false"/>
      <style:text-properties officeooo:paragraph-rsid="0007c419"/>
    </style:style>
    <style:style style:name="P6" style:family="paragraph" style:parent-style-name="Standard">
      <style:paragraph-properties fo:margin-left="0cm" fo:margin-right="1.249cm" fo:orphans="0" fo:widows="0" fo:text-indent="0cm" style:auto-text-indent="false"/>
      <style:text-properties officeooo:paragraph-rsid="0007c419"/>
    </style:style>
    <style:style style:name="P7" style:family="paragraph" style:parent-style-name="Standard">
      <style:paragraph-properties fo:margin-left="0cm" fo:margin-right="1.249cm" fo:text-align="center" style:justify-single-word="false" fo:orphans="0" fo:widows="0" fo:text-indent="1.251cm" style:auto-text-indent="false"/>
      <style:text-properties fo:color="#000000" loext:opacity="100%" fo:font-size="11pt" officeooo:paragraph-rsid="0007c419" style:font-size-asian="11pt" style:font-size-complex="11pt"/>
    </style:style>
    <style:style style:name="P8" style:family="paragraph" style:parent-style-name="Standard">
      <style:paragraph-properties fo:margin-left="0cm" fo:margin-right="1.249cm" fo:orphans="0" fo:widows="0" fo:text-indent="0cm" style:auto-text-indent="false"/>
      <style:text-properties fo:color="#000000" loext:opacity="100%" fo:font-size="11pt" officeooo:paragraph-rsid="0007c419" style:font-size-asian="11pt" style:font-size-complex="11pt"/>
    </style:style>
    <style:style style:name="P9" style:family="paragraph" style:parent-style-name="Standard">
      <loext:graphic-properties draw:fill="solid" draw:fill-color="#ffffff"/>
      <style:paragraph-properties fo:background-color="#ffffff"/>
      <style:text-properties fo:color="#000000" loext:opacity="100%" fo:font-size="11pt" officeooo:paragraph-rsid="0007c419" style:font-size-asian="11pt" style:font-size-complex="11pt"/>
    </style:style>
    <style:style style:name="P10" style:family="paragraph" style:parent-style-name="Standard">
      <style:paragraph-properties fo:margin-left="0cm" fo:margin-right="1.249cm" fo:orphans="0" fo:widows="0" fo:text-indent="1.251cm" style:auto-text-indent="false"/>
      <style:text-properties officeooo:rsid="00139a76" officeooo:paragraph-rsid="0007c419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07c419"/>
    </style:style>
    <style:style style:name="P1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20pt" fo:font-weight="bold" officeooo:rsid="0007c419" officeooo:paragraph-rsid="0007c419" style:font-size-asian="17.5pt" style:font-weight-asian="bold" style:font-size-complex="20pt" style:font-weight-complex="bold"/>
    </style:style>
    <style:style style:name="P13" style:family="paragraph" style:parent-style-name="Standard">
      <loext:graphic-properties draw:fill="solid" draw:fill-color="#ffffff"/>
      <style:paragraph-properties fo:text-align="start" style:justify-single-word="false" fo:background-color="#ffffff"/>
      <style:text-properties fo:font-size="14pt" fo:font-weight="normal" officeooo:rsid="0007c419" officeooo:paragraph-rsid="0007c419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6pt" fo:font-weight="bold" officeooo:rsid="0007c419" officeooo:paragraph-rsid="0007c419" style:font-size-asian="14pt" style:font-weight-asian="bold" style:font-size-complex="16pt" style:font-weight-complex="bold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8"/>
    <style:style style:name="P23" style:family="paragraph" style:parent-style-name="Text_20_body" style:list-style-name="L9"/>
    <style:style style:name="P24" style:family="paragraph" style:parent-style-name="Text_20_body" style:list-style-name="L10"/>
    <style:style style:name="P25" style:family="paragraph" style:parent-style-name="Text_20_body" style:list-style-name="L10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cm" fo:margin-bottom="0cm" style:contextual-spacing="false"/>
    </style:style>
    <style:style style:name="T1" style:family="text">
      <style:text-properties fo:color="#000000" loext:opacity="100%" fo:font-size="11pt" style:font-size-asian="11pt" style:font-size-complex="11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39a76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39a76"/>
    </style:style>
    <style:style style:name="T6" style:family="text">
      <style:text-properties officeooo:rsid="0007c41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Московский государственный технический</text:span></text:p>
      <text:p text:style-name="P2"><text:span text:style-name="T4">университет им. Н.Э. Баумана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/>
      <text:p text:style-name="P2">Факультет «Информатика и системы управления»</text:p>
      <text:p text:style-name="P2">Кафедра ИУ5 «Системы обработки информации и управления»</text:p>
      <text:p text:style-name="P2"/>
      <text:p text:style-name="P2"/>
      <text:p text:style-name="P2"/>
      <text:p text:style-name="P2"/>
      <text:p text:style-name="P2"/>
      <text:p text:style-name="P2"/>
      <text:p text:style-name="P2">Курс «Парадигмы и конструкции языков программирования»</text:p>
      <text:p text:style-name="P2">Отчет по лабораторн<text:span text:style-name="T5">ым</text:span> работ<text:span text:style-name="T5">ам</text:span> №<text:span text:style-name="T6">6</text:span></text:p>
      <text:p text:style-name="P3">«<text:span text:style-name="T6">Объектно-ориентированные возможности</text:span><text:span text:style-name="T2"> языка </text:span><text:span text:style-name="T3">P</text:span><text:span text:style-name="T2">ython</text:span>»</text:p>
      <text:p text:style-name="P11"><text:tab/><text:tab/><text:tab/><text:tab/>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<text:span text:style-name="T1">Выполнил:</text:span></text:p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5"><text:span text:style-name="T1">Проверил: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1">студент группы ИУ5-32Б</text:span></text:p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6"><text:span text:style-name="T1">преподаватель каф. ИУ5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1">Носков Алексей</text:span></text:p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6"><text:span text:style-name="T1">Гапанюк Юрий Евгеньевич </text:span></text:p>
          </table:table-cell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6"><text:span text:style-name="T1"><text:s text:c="10"/></text:span></text:p>
          </table:table-cell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1">Москва, 2024 г.</text:span></text:p>
      <text:p text:style-name="P12"><text:soft-page-break/><text:span text:style-name="T2">Постановка задачи</text:span></text:p>
      <text:h text:style-name="P1" text:outline-level="3"><text:span text:style-name="T2">Задание:</text:span></text:h>
      <text:list xml:id="list3784203957" text:style-name="L1">
        <text:list-item>
          <text:p text:style-name="P15"><text:bookmark text:name="user-content-задание"/>Необходимо создать виртуальное окружение и установить в него хотя бы один внешний пакет с использованием pip.</text:p>
        </text:list-item>
      </text:list>
      <text:list xml:id="list3887436037" text:style-name="L2">
        <text:list-item>
          <text:p text:style-name="P16">Необходимо разработать программу, реализующую работу с классами. Программа должна быть разработана в виде консольного приложения на языке Python 3.</text:p>
        </text:list-item>
      </text:list>
      <text:list xml:id="list2172540792" text:style-name="L3">
        <text:list-item>
          <text:p text:style-name="P17">Все файлы проекта (кроме основного файла main.py) должны располагаться в пакете lab_python_oop.</text:p>
        </text:list-item>
      </text:list>
      <text:list xml:id="list1192211917" text:style-name="L4">
        <text:list-item>
          <text:p text:style-name="P18">Каждый из нижеперечисленных классов должен располагаться в отдельном файле пакета lab_python_oop.</text:p>
        </text:list-item>
      </text:list>
      <text:list xml:id="list1936807351" text:style-name="L5">
        <text:list-item>
          <text:p text:style-name="P19">Абстрактный класс «Геометрическая фигура» содержит абстрактный метод для вычисления площади фигуры. Подробнее про абстрактные классы и методы Вы можете прочитать <text:a xlink:type="simple" xlink:href="https://docs.python.org/3/library/abc.html" text:style-name="Internet_20_link" text:visited-style-name="Visited_20_Internet_20_Link">здесь.</text:a></text:p>
        </text:list-item>
      </text:list>
      <text:list xml:id="list1112065647" text:style-name="L6">
        <text:list-item>
          <text:p text:style-name="P20">Класс «Цвет фигуры» содержит свойство для описания цвета геометрической фигуры. Подробнее про описание свойств Вы можете прочитать <text:a xlink:type="simple" xlink:href="https://docs.python.org/3/library/functions.html#property" text:style-name="Internet_20_link" text:visited-style-name="Visited_20_Internet_20_Link">здесь.</text:a></text:p>
        </text:list-item>
      </text:list>
      <text:list xml:id="list4231532683" text:style-name="L7">
        <text:list-item>
          <text:p text:style-name="P21">Класс «Прямоугольник» наследуется от класса «Геометрическая фигура». Класс должен содержать конструктор по параметрам «ширина», «высота» и «цвет». В конструкторе создается объект класса «Цвет фигуры» для хранения цвета. Класс должен переопределять метод, вычисляющий площадь фигуры.</text:p>
        </text:list-item>
      </text:list>
      <text:list xml:id="list3118087205" text:style-name="L8">
        <text:list-item>
          <text:p text:style-name="P22">Класс «Круг» создается аналогично классу «Прямоугольник», задается параметр «радиус». Для вычисления площади используется константа math.pi из модуля <text:a xlink:type="simple" xlink:href="https://docs.python.org/3/library/math.html" text:style-name="Internet_20_link" text:visited-style-name="Visited_20_Internet_20_Link">math.</text:a></text:p>
        </text:list-item>
      </text:list>
      <text:list xml:id="list817699121" text:style-name="L9">
        <text:list-item>
          <text:p text:style-name="P23">Класс «Квадрат» наследуется от класса «Прямоугольник». Класс должен содержать конструктор по длине стороны. Для классов «Прямоугольник», «Квадрат», «Круг»:</text:p>
        </text:list-item>
      </text:list>
      <text:list xml:id="list4286338867" text:style-name="L10">
        <text:list-item>
          <text:p text:style-name="P25">Определите метод "repr", который возвращает в виде строки основные параметры фигуры, ее цвет и площадь. Используйте метод format - <text:a xlink:type="simple" xlink:href="https://pyformat.info/" text:style-name="Internet_20_link" text:visited-style-name="Visited_20_Internet_20_Link">https://pyformat.info/</text:a> </text:p>
        </text:list-item>
        <text:list-item>
          <text:p text:style-name="P24">Название фигуры («Прямоугольник», «Квадрат», «Круг») должно задаваться в виде поля данных класса и возвращаться методом класса. </text:p>
        </text:list-item>
      </text:list>
      <text:list xml:id="list2533639969" text:style-name="L11">
        <text:list-item>
          <text:p text:style-name="P26">В корневом каталоге проекта создайте файл main.py для тестирования Ваших классов (используйте следующую конструкцию - <text:a xlink:type="simple" xlink:href="https://docs.python.org/3/library/__main__.html" text:style-name="Internet_20_link" text:visited-style-name="Visited_20_Internet_20_Link">https://docs.python.org/3/library/__main__.html</text:a>). Создайте следующие объекты и выведите о них информацию в консоль (N - номер Вашего варианта по списку группы):</text:p>
        </text:list-item>
      </text:list>
      <text:list xml:id="list532542564" text:style-name="L12">
        <text:list-item>
          <text:p text:style-name="P28">Прямоугольник синего цвета шириной N и высотой N. </text:p>
        </text:list-item>
        <text:list-item>
          <text:p text:style-name="P28">Круг зеленого цвета радиусом N. </text:p>
        </text:list-item>
        <text:list-item>
          <text:p text:style-name="P28">Квадрат красного цвета со стороной N. </text:p>
        </text:list-item>
        <text:list-item>
          <text:p text:style-name="P27">Также вызовите один из методов внешнего пакета, установленного с использованием pip. </text:p>
        </text:list-item>
      </text:list>
      <text:p text:style-name="P13"><text:span text:style-name="T2"/></text:p>
      <text:p text:style-name="P12"><text:soft-page-break/><text:span text:style-name="T2">Текст программы</text:span></text:p>
      <text:p text:style-name="P14"><text:span text:style-name="T2">circle.py</text:span></text:p>
      <text:p text:style-name="P13">import math</text:p>
      <text:p text:style-name="P13">from .geometric_figure import GeometricFigure</text:p>
      <text:p text:style-name="P13">from .color import Color</text:p>
      <text:p text:style-name="P13"/>
      <text:p text:style-name="P13">class Circle(GeometricFigure):</text:p>
      <text:p text:style-name="P13"><text:s text:c="4"/>def __init__(self, radius, color):</text:p>
      <text:p text:style-name="P13"><text:s text:c="8"/>self.radius = radius</text:p>
      <text:p text:style-name="P13"><text:s text:c="8"/>self.color = Color(color)</text:p>
      <text:p text:style-name="P13"/>
      <text:p text:style-name="P13"><text:s text:c="4"/>def area(self):</text:p>
      <text:p text:style-name="P13"><text:s text:c="8"/>return math.pi * self.radius ** 2</text:p>
      <text:p text:style-name="P13"/>
      <text:p text:style-name="P13"><text:s text:c="4"/>def __repr__(self):</text:p>
      <text:p text:style-name="P13"><text:s text:c="8"/>return "Circle: radius={}, color={}, area={}".format(</text:p>
      <text:p text:style-name="P13"><text:s text:c="12"/>self.radius, self.color.color, self.area()</text:p>
      <text:p text:style-name="P13"><text:s text:c="8"/>)</text:p>
      <text:p text:style-name="P13"/>
      <text:p text:style-name="P13"><text:s text:c="4"/>@classmethod</text:p>
      <text:p text:style-name="P13"><text:s text:c="4"/>def name(cls):</text:p>
      <text:p text:style-name="P13"><text:s text:c="8"/>return "Circle"</text:p>
      <text:p text:style-name="P13"/>
      <text:p text:style-name="P14"><text:span text:style-name="T2">color.py</text:span></text:p>
      <text:p text:style-name="P13"><text:span text:style-name="T2">class Color:</text:span></text:p>
      <text:p text:style-name="P13"><text:span text:style-name="T2"><text:s text:c="4"/>def __init__(self, color):</text:span></text:p>
      <text:p text:style-name="P13"><text:span text:style-name="T2"><text:s text:c="8"/>self.color = color</text:span></text:p>
      <text:p text:style-name="P13"><text:span text:style-name="T2"/></text:p>
      <text:p text:style-name="P14"><text:span text:style-name="T2">geometric_figure.py</text:span></text:p>
      <text:p text:style-name="P13"><text:span text:style-name="T2">from abc import ABC, abstractmethod</text:span></text:p>
      <text:p text:style-name="P13"><text:span text:style-name="T2"/></text:p>
      <text:p text:style-name="P13"><text:span text:style-name="T2">class GeometricFigure(ABC):</text:span></text:p>
      <text:p text:style-name="P13"><text:span text:style-name="T2"><text:s text:c="4"/>@abstractmethod</text:span></text:p>
      <text:p text:style-name="P13"><text:span text:style-name="T2"><text:s text:c="4"/>def area(self):</text:span></text:p>
      <text:p text:style-name="P13"><text:span text:style-name="T2"><text:s text:c="8"/>pass</text:span></text:p>
      <text:p text:style-name="P14"><text:span text:style-name="T2">rectangle.py</text:span></text:p>
      <text:p text:style-name="P13"><text:span text:style-name="T2">from .geometric_figure import GeometricFigure</text:span></text:p>
      <text:p text:style-name="P13"><text:span text:style-name="T2">from .color import Color</text:span></text:p>
      <text:p text:style-name="P13"><text:span text:style-name="T2"/></text:p>
      <text:p text:style-name="P13"><text:span text:style-name="T2">class Rectangle(GeometricFigure):</text:span></text:p>
      <text:p text:style-name="P13"><text:span text:style-name="T2"><text:s text:c="4"/>def __init__(self, width, height, color):</text:span></text:p>
      <text:p text:style-name="P13"><text:span text:style-name="T2"><text:s text:c="8"/>self.width = width</text:span></text:p>
      <text:p text:style-name="P13"><text:span text:style-name="T2"><text:s text:c="8"/>self.height = height</text:span></text:p>
      <text:p text:style-name="P13"><text:span text:style-name="T2"><text:s text:c="8"/>self.color = Color(color)</text:span></text:p>
      <text:p text:style-name="P13"><text:soft-page-break/><text:span text:style-name="T2"/></text:p>
      <text:p text:style-name="P13"><text:span text:style-name="T2"><text:s text:c="4"/>def area(self):</text:span></text:p>
      <text:p text:style-name="P13"><text:span text:style-name="T2"><text:s text:c="8"/>return self.width * self.height</text:span></text:p>
      <text:p text:style-name="P13"><text:span text:style-name="T2"/></text:p>
      <text:p text:style-name="P13"><text:span text:style-name="T2"><text:s text:c="4"/>def __repr__(self):</text:span></text:p>
      <text:p text:style-name="P13"><text:span text:style-name="T2"><text:s text:c="8"/>return "Rectangle: width={}, height={}, color={}, area={}".format(</text:span></text:p>
      <text:p text:style-name="P13"><text:span text:style-name="T2"><text:s text:c="12"/>self.width, self.height, self.color.color, self.area()</text:span></text:p>
      <text:p text:style-name="P13"><text:span text:style-name="T2"><text:s text:c="8"/>)</text:span></text:p>
      <text:p text:style-name="P13"><text:span text:style-name="T2"/></text:p>
      <text:p text:style-name="P13"><text:span text:style-name="T2"><text:s text:c="4"/>@classmethod</text:span></text:p>
      <text:p text:style-name="P13"><text:span text:style-name="T2"><text:s text:c="4"/>def name(cls):</text:span></text:p>
      <text:p text:style-name="P13"><text:span text:style-name="T2"><text:s text:c="8"/>return "Rectangle"</text:span></text:p>
      <text:p text:style-name="P14"><text:span text:style-name="T2">square.py</text:span></text:p>
      <text:p text:style-name="P13"><text:span text:style-name="T2">from .rectangle import Rectangle</text:span></text:p>
      <text:p text:style-name="P13"><text:span text:style-name="T2"/></text:p>
      <text:p text:style-name="P13"><text:span text:style-name="T2">class Square(Rectangle):</text:span></text:p>
      <text:p text:style-name="P13"><text:span text:style-name="T2"><text:s text:c="4"/>def __init__(self, side, color):</text:span></text:p>
      <text:p text:style-name="P13"><text:span text:style-name="T2"><text:s text:c="8"/>super().__init__(side, side, color)</text:span></text:p>
      <text:p text:style-name="P13"><text:span text:style-name="T2"/></text:p>
      <text:p text:style-name="P13"><text:span text:style-name="T2"><text:s text:c="4"/>def __repr__(self):</text:span></text:p>
      <text:p text:style-name="P13"><text:span text:style-name="T2"><text:s text:c="8"/>return "Square: side={}, color={}, area={}".format(</text:span></text:p>
      <text:p text:style-name="P13"><text:span text:style-name="T2"><text:s text:c="12"/>self.width, self.color.color, self.area()</text:span></text:p>
      <text:p text:style-name="P13"><text:span text:style-name="T2"><text:s text:c="8"/>)</text:span></text:p>
      <text:p text:style-name="P13"><text:span text:style-name="T2"/></text:p>
      <text:p text:style-name="P13"><text:span text:style-name="T2"><text:s text:c="4"/>@classmethod</text:span></text:p>
      <text:p text:style-name="P13"><text:span text:style-name="T2"><text:s text:c="4"/>def name(cls):</text:span></text:p>
      <text:p text:style-name="P13"><text:span text:style-name="T2"><text:s text:c="8"/>return "Square"</text:span></text:p>
      <text:p text:style-name="P14"><text:span text:style-name="T2">main_oop.py</text:span></text:p>
      <text:p text:style-name="P13">from lab_python_oop.rectangle import Rectangle</text:p>
      <text:p text:style-name="P13">from lab_python_oop.circle import Circle</text:p>
      <text:p text:style-name="P13">from lab_python_oop.square import Square</text:p>
      <text:p text:style-name="P13">import requests</text:p>
      <text:p text:style-name="P13"/>
      <text:p text:style-name="P13">def main():</text:p>
      <text:p text:style-name="P13"><text:s text:c="4"/>N = 14</text:p>
      <text:p text:style-name="P13"/>
      <text:p text:style-name="P13"><text:s text:c="4"/>rectangle = Rectangle(N, N, "blue")</text:p>
      <text:p text:style-name="P13"><text:s text:c="4"/>circle = Circle(N, "green")</text:p>
      <text:p text:style-name="P13"><text:s text:c="4"/>square = Square(N, "red")</text:p>
      <text:p text:style-name="P13"/>
      <text:p text:style-name="P13"><text:s text:c="4"/>print(rectangle)</text:p>
      <text:p text:style-name="P13"><text:s text:c="4"/>print(circle)</text:p>
      <text:p text:style-name="P13"><text:s text:c="4"/>print(square)</text:p>
      <text:p text:style-name="P13"/>
      <text:p text:style-name="P13"><text:soft-page-break/><text:s text:c="4"/>response = requests.get('https://api.github.com')</text:p>
      <text:p text:style-name="P13"><text:s text:c="4"/>print(response.status_code)</text:p>
      <text:p text:style-name="P13"/>
      <text:p text:style-name="P13">if __name__ == "__main__":</text:p>
      <text:p text:style-name="P13"><text:s text:c="4"/>main()</text:p>
      <text:p text:style-name="P12"><text:span text:style-name="T2">Вывод программы</text:span></text:p>
      <text:p text:style-name="P12"><text:span text:style-name="T2"/></text:p>
      <text:p text:style-name="P13"><text:span text:style-name="T2">Rectangle: width=14, height=14, color=blue, area=196</text:span></text:p>
      <text:p text:style-name="P13"><text:span text:style-name="T2">Circle: radius=14, color=green, area=615.7521601035994</text:span></text:p>
      <text:p text:style-name="P13"><text:span text:style-name="T2">Square: side=14, color=red, area=196</text:span></text:p>
      <text:p text:style-name="P13"><text:span text:style-name="T2">2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4:26:20.185898711</meta:creation-date>
    <dc:date>2024-12-18T14:31:32.643077387</dc:date>
    <meta:editing-duration>PT5M13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5" meta:paragraph-count="114" meta:word-count="546" meta:character-count="4774" meta:non-whitespace-character-count="4037"/>
  </office:meta>
</office:document-meta>
</file>